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3 примера наследования ООП php</text:p>
      <text:p text:style-name="Standard">ChatGPT</text:p>
      <text:p text:style-name="P5">ChatGPT</text:p>
      <text:p text:style-name="Text_20_body">Конечно, вот три примера наследования в объектно-ориентированном программировании (ООП) на PHP:</text:p>
      <text:list xml:id="list3116153515171005361" text:style-name="L1">
        <text:list-item>
          <text:p text:style-name="P2"><text:span text:style-name="Strong_20_Emphasis">Простое наследовани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Animal {</text:span></text:p>
      <text:p text:style-name="Preformatted_20_Text"><text:span text:style-name="Source_20_Text"><text:s text:c="4"/>public function eat() {</text:span></text:p>
      <text:p text:style-name="Preformatted_20_Text"><text:span text:style-name="Source_20_Text"><text:s text:c="8"/>echo "Animal is eating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bark() {</text:span></text:p>
      <text:p text:style-name="Preformatted_20_Text"><text:span text:style-name="Source_20_Text"><text:s text:c="8"/>echo "Woof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dog = new Dog();</text:span></text:p>
      <text:p text:style-name="Preformatted_20_Text"><text:span text:style-name="Source_20_Text">$dog-&gt;eat(); // Метод eat() унаследован от класса Animal.</text:span></text:p>
      <text:p text:style-name="P1"><text:span text:style-name="Source_20_Text">$dog-&gt;bark(); // Метод bark() определен в классе Dog.</text:span></text:p>
      <text:list xml:id="list4853048061295182719" text:style-name="L2">
        <text:list-item>
          <text:p text:style-name="P3"><text:span text:style-name="Strong_20_Emphasis">Переопределение методов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Animal makes a sound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Dog barks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animal = new Animal();</text:span></text:p>
      <text:p text:style-name="Preformatted_20_Text"><text:span text:style-name="Source_20_Text">$animal-&gt;makeSound(); // Вызовет метод makeSound() из класса Animal.</text:span></text:p>
      <text:p text:style-name="Preformatted_20_Text"><text:span text:style-name="Source_20_Text">$dog = new Dog();</text:span></text:p>
      <text:p text:style-name="P1"><text:span text:style-name="Source_20_Text">$dog-&gt;makeSound(); // Метод makeSound() из класса Dog переопределяет метод из класса Animal.</text:span></text:p>
      <text:list xml:id="list5940151181387837156" text:style-name="L3">
        <text:list-item>
          <text:p text:style-name="P4"><text:span text:style-name="Strong_20_Emphasis">Использование родительских методов в дочернем класс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Animal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$this-&gt;name = $nam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__construct($name) {</text:span></text:p>
      <text:p text:style-name="Preformatted_20_Text"><text:span text:style-name="Source_20_Text"><text:s text:c="8"/>parent::__construct($nam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describe() {</text:span></text:p>
      <text:p text:style-name="Preformatted_20_Text"><text:span text:style-name="Source_20_Text"><text:s text:c="8"/>echo "This is " . $this-&gt;getName(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dog = new Dog("Buddy");</text:span></text:p>
      <text:p text:style-name="P1"><text:span text:style-name="Source_20_Text">$dog-&gt;describe(); // Используется метод getName() из родительского класса для получения имени собаки.</text:span></text:p>
      <text:p text:style-name="Text_20_body">Эти примеры демонстрируют различные аспекты наследования в PHP, включая создание и использование дочерних классов, переопределение методов и доступ к родительским методам и свойства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25:40.17</dc:date>
    <meta:document-statistic meta:table-count="0" meta:image-count="0" meta:object-count="0" meta:page-count="2" meta:paragraph-count="60" meta:word-count="226" meta:character-count="1615"/>
    <dc:creator>Dima Wide</dc:creator>
    <meta:user-defined meta:name="Info 1"/>
    <meta:user-defined meta:name="Info 2"/>
    <meta:user-defined meta:name="Info 3"/>
    <meta:user-defined meta:name="Info 4"/>
  </office:meta>
</office:document-meta>
</file>